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dcdc"/>
    </style:style>
    <style:style style:name="P2" style:family="paragraph" style:parent-style-name="Standard">
      <style:text-properties fo:font-size="14pt" fo:language="zxx" fo:country="none" officeooo:rsid="0001dcdc" officeooo:paragraph-rsid="0001dcdc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fo:font-size="14pt" fo:language="zxx" fo:country="none" officeooo:rsid="0002bc40" officeooo:paragraph-rsid="0002bc40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text-properties fo:font-size="14pt" fo:language="zxx" fo:country="none" officeooo:rsid="0003dad8" officeooo:paragraph-rsid="0001dcdc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fo:font-size="14pt" fo:language="zxx" fo:country="none" officeooo:rsid="0004bd74" officeooo:paragraph-rsid="0004bd74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fo:font-size="14pt" fo:language="zxx" fo:country="none" officeooo:rsid="0004bd74" officeooo:paragraph-rsid="0009cc3c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fo:font-size="14pt" fo:language="zxx" fo:country="none" officeooo:rsid="0009cc3c" officeooo:paragraph-rsid="0009cc3c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text-properties fo:font-size="14pt" fo:language="zxx" fo:country="none" officeooo:rsid="0007f837" officeooo:paragraph-rsid="0007f837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fo:font-size="14pt" fo:language="zxx" fo:country="none" fo:font-weight="bold" officeooo:rsid="0001dcdc" officeooo:paragraph-rsid="0001dcd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text-properties fo:font-size="14pt" fo:language="zxx" fo:country="none" fo:font-weight="bold" officeooo:rsid="0004bd74" officeooo:paragraph-rsid="0004bd7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text-properties fo:font-size="14pt" fo:language="zxx" fo:country="none" fo:font-style="normal" style:text-underline-style="solid" style:text-underline-width="auto" style:text-underline-color="font-color" fo:font-weight="bold" officeooo:rsid="0001dcdc" officeooo:paragraph-rsid="0001dcdc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2" style:family="paragraph" style:parent-style-name="Standard">
      <style:text-properties fo:font-size="14pt" officeooo:paragraph-rsid="0001dcdc" style:font-size-asian="14pt" style:font-size-complex="14pt"/>
    </style:style>
    <style:style style:name="P13" style:family="paragraph" style:parent-style-name="Standard">
      <style:text-properties fo:color="#c9211e" fo:font-size="14pt" fo:language="zxx" fo:country="none" fo:font-weight="bold" officeooo:rsid="0001dcdc" officeooo:paragraph-rsid="0001dcd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text-properties fo:font-size="14pt" fo:language="zxx" fo:country="none" officeooo:rsid="0001dcdc" officeooo:paragraph-rsid="0001dcdc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text-properties fo:font-size="14pt" fo:language="zxx" fo:country="none" officeooo:rsid="000baadf" officeooo:paragraph-rsid="000baadf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text-properties fo:font-size="14pt" fo:language="zxx" fo:country="none" officeooo:rsid="00112ca7" officeooo:paragraph-rsid="00112ca7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language="zxx" fo:country="none" officeooo:rsid="0001dcdc" style:language-asian="zxx" style:country-asian="none" style:language-complex="zxx" style:country-complex="none"/>
    </style:style>
    <style:style style:name="T2" style:family="text">
      <style:text-properties fo:language="zxx" fo:country="none" officeooo:rsid="0004bd74" style:language-asian="zxx" style:country-asian="none" style:language-complex="zxx" style:country-complex="none"/>
    </style:style>
    <style:style style:name="T3" style:family="text">
      <style:text-properties fo:language="zxx" fo:country="none" officeooo:rsid="0009cc3c" style:language-asian="zxx" style:country-asian="none" style:language-complex="zxx" style:country-complex="none"/>
    </style:style>
    <style:style style:name="T4" style:family="text">
      <style:text-properties officeooo:rsid="0009cc3c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ize="14pt" fo:language="zxx" fo:country="none" officeooo:rsid="0001dcd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09cc3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01dcdc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09cc3c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0dfb3f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fo:language="zxx" fo:country="none" officeooo:rsid="0010020b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12" style:family="text">
      <style:text-properties officeooo:rsid="000ce55b"/>
    </style:style>
    <style:style style:name="T13" style:family="text">
      <style:text-properties officeooo:rsid="001002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uscu</text:p>
      <text:p text:style-name="P2"/>
      <text:p text:style-name="P1"><text:span text:style-name="T8">Charge </text:span><text:span text:style-name="T11">prévue</text:span><text:span text:style-name="T8">, répétition, séries, pause</text:span><text:span text:style-name="T6">,</text:span><text:span text:style-name="T8"> exo(tricet), difficutlté,</text:span><text:span text:style-name="T6"> </text:span><text:span text:style-name="T8">d</text:span><text:span text:style-name="T9">escription</text:span></text:p>
      <text:p text:style-name="P2"/>
      <text:p text:style-name="P11">Intensity</text:p>
      <text:p text:style-name="P2"/>
      <text:p text:style-name="P1"><text:span text:style-name="T6">Bloc, répétition, pause, difficulté, d</text:span><text:span text:style-name="T7">escription</text:span><text:span text:style-name="T6">, </text:span><text:span text:style-name="T8">distance, </text:span><text:span text:style-name="T10">interval</text:span></text:p>
      <text:p text:style-name="P2"/>
      <text:p text:style-name="P11">Footing</text:p>
      <text:p text:style-name="P2"/>
      <text:p text:style-name="P1"><text:span text:style-name="T6">Distance, </text:span><text:span text:style-name="T8">temps</text:span><text:span text:style-name="T6">, </text:span><text:span text:style-name="T8">départ</text:span><text:span text:style-name="T6">, </text:span><text:span text:style-name="T8">arrivée</text:span><text:span text:style-name="T6">, difficulté, d</text:span><text:span text:style-name="T7">escription</text:span><text:span text:style-name="T6"> </text:span></text:p>
      <text:p text:style-name="P2"/>
      <text:p text:style-name="P9"/>
      <text:p text:style-name="P13">Création -&gt; ajouter exercices -&gt; fin -&gt; notation</text:p>
      <text:p text:style-name="P9"/>
      <text:p text:style-name="P9"/>
      <text:p text:style-name="P11">Création:</text:p>
      <text:p text:style-name="P2"><text:tab/>Nom</text:p>
      <text:p text:style-name="P2"><text:tab/>Date</text:p>
      <text:p text:style-name="P2"><text:tab/>Lieu</text:p>
      <text:p text:style-name="P3"><text:tab/>Durée</text:p>
      <text:p text:style-name="P3"><text:tab/><text:span text:style-name="T4">Heure</text:span></text:p>
      <text:p text:style-name="P2"><text:tab/></text:p>
      <text:p text:style-name="P11">Ajouter exercice:</text:p>
      <text:p text:style-name="P12"><text:span text:style-name="T1"><text:tab/>Exercice avec r</text:span><text:span text:style-name="T2">ep</text:span><text:span text:style-name="T1">, repos, ...</text:span></text:p>
      <text:p text:style-name="P12"><text:span text:style-name="T2"><text:tab/></text:span><text:span text:style-name="T3">Tricet ou pas</text:span></text:p>
      <text:p text:style-name="P4"/>
      <text:p text:style-name="P10"><text:span text:style-name="T5">Notation:</text:span><text:tab/></text:p>
      <text:p text:style-name="P5"><text:tab/>Charge mise</text:p>
      <text:p text:style-name="P7"><text:tab/>Distance faite</text:p>
      <text:p text:style-name="P5"><text:tab/>Par exercice</text:p>
      <text:p text:style-name="P5"><text:tab/>La séance</text:p>
      <text:p text:style-name="P6"><text:tab/>Remarque <text:span text:style-name="T13">par exercice et séance</text:span></text:p>
      <text:p text:style-name="P6"><text:tab/><text:span text:style-name="T4">Appréciée ou pas</text:span> </text:p>
      <text:p text:style-name="P5"/>
      <text:p text:style-name="P5"/>
      <text:p text:style-name="P8">Peu être créer une séance parallèle qui aura pour but la séance réalisée et pas prévisionnelle</text:p>
      <text:p text:style-name="P8"/>
      <text:p text:style-name="P15">Plus besoin de type et mettre plus de détail <text:span text:style-name="T12">avec gauche muscu, milieu footing et droite intensity et mettre ce qu'il faut par exo.</text:span></text:p>
      <text:p text:style-name="P15"/>
      <text:p text:style-name="P16">Template [{name: "tetet", fields: ["repetitions", "serie"]}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4T16:05:08.410000000</meta:creation-date>
    <meta:generator>LibreOffice/6.3.5.2$Windows_X86_64 LibreOffice_project/dd0751754f11728f69b42ee2af66670068624673</meta:generator>
    <dc:date>2022-05-03T13:30:00.607000000</dc:date>
    <meta:editing-duration>PT4H42M15S</meta:editing-duration>
    <meta:editing-cycles>14</meta:editing-cycles>
    <meta:document-statistic meta:table-count="0" meta:image-count="0" meta:object-count="0" meta:page-count="1" meta:paragraph-count="27" meta:word-count="111" meta:character-count="766" meta:non-whitespace-character-count="664"/>
  </office:meta>
</office:document-meta>
</file>